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B7000000431166BE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Wingdings" svg:font-family="Wingding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39cm" fo:margin-left="0.03cm" table:align="left"/>
    </style:style>
    <style:style style:name="Tabelle1.A" style:family="table-column">
      <style:table-column-properties style:column-width="3.498cm"/>
    </style:style>
    <style:style style:name="Tabelle1.B" style:family="table-column">
      <style:table-column-properties style:column-width="2.646cm"/>
    </style:style>
    <style:style style:name="Tabelle1.C" style:family="table-column">
      <style:table-column-properties style:column-width="4.736cm"/>
    </style:style>
    <style:style style:name="Tabelle1.D" style:family="table-column">
      <style:table-column-properties style:column-width="6.059cm"/>
    </style:style>
    <style:style style:name="Tabelle1.A1" style:family="table-cell">
      <style:table-cell-properties fo:padding="0.097cm" fo:border-left="0.25pt solid #000000" fo:border-right="none" fo:border-top="0.25pt solid #000000" fo:border-bottom="0.25pt solid #000000"/>
    </style:style>
    <style:style style:name="Tabelle1.D1" style:family="table-cell">
      <style:table-cell-properties fo:padding="0.097cm" fo:border="0.25pt solid #000000"/>
    </style:style>
    <style:style style:name="Tabelle1.A2" style:family="table-cell">
      <style:table-cell-properties fo:padding="0.097cm" fo:border-left="0.25pt solid #000000" fo:border-right="none" fo:border-top="none" fo:border-bottom="0.25pt solid #000000"/>
    </style:style>
    <style:style style:name="Tabelle1.D2" style:family="table-cell">
      <style:table-cell-properties fo:padding="0.097cm" fo:border-left="0.25pt solid #000000" fo:border-right="0.25pt solid #000000" fo:border-top="none" fo:border-bottom="0.25pt solid #000000"/>
    </style:style>
    <style:style style:name="Tabelle2" style:family="table">
      <style:table-properties style:width="15.995cm" fo:margin-left="0.079cm" table:align="left"/>
    </style:style>
    <style:style style:name="Tabelle2.A" style:family="table-column">
      <style:table-column-properties style:column-width="15.995cm"/>
    </style:style>
    <style:style style:name="Tabelle2.A1" style:family="table-cell">
      <style:table-cell-properties fo:padding="0.097cm" fo:border="0.25pt solid #000000"/>
    </style:style>
    <style:style style:name="Tabelle3" style:family="table">
      <style:table-properties style:width="15.192cm" fo:margin-left="1.191cm" table:align="left"/>
    </style:style>
    <style:style style:name="Tabelle3.A" style:family="table-column">
      <style:table-column-properties style:column-width="2.646cm"/>
    </style:style>
    <style:style style:name="Tabelle3.B" style:family="table-column">
      <style:table-column-properties style:column-width="12.547cm"/>
    </style:style>
    <style:style style:name="Tabelle3.A1" style:family="table-cell">
      <style:table-cell-properties fo:padding-left="0.191cm" fo:padding-right="0.191cm" fo:padding-top="0cm" fo:padding-bottom="0cm" fo:border="0.5pt solid #000000"/>
    </style:style>
    <style:style style:name="P1" style:family="paragraph" style:parent-style-name="Footer">
      <style:paragraph-properties>
        <style:tab-stops>
          <style:tab-stop style:position="16cm" style:type="right"/>
        </style:tab-stops>
      </style:paragraph-properties>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fo:keep-with-next="always"/>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paragraph-properties fo:line-height="115%"/>
    </style:style>
    <style:style style:name="P7" style:family="paragraph" style:parent-style-name="Standard">
      <style:paragraph-properties fo:text-align="center" style:justify-single-word="false"/>
    </style:style>
    <style:style style:name="P8" style:family="paragraph" style:parent-style-name="Standard">
      <style:text-properties fo:color="#000000" fo:font-size="12pt" style:font-size-asian="12pt"/>
    </style:style>
    <style:style style:name="P9" style:family="paragraph" style:parent-style-name="Standard">
      <style:paragraph-properties fo:text-align="center" style:justify-single-word="false"/>
      <style:text-properties style:font-name="Courier New" fo:language="en" fo:country="GB" style:font-name-complex="Courier New"/>
    </style:style>
    <style:style style:name="P10" style:family="paragraph" style:parent-style-name="Tabellen_20_Inhalt_20_Überschrift">
      <style:text-properties fo:language="en" fo:country="GB"/>
    </style:style>
    <style:style style:name="P11" style:family="paragraph" style:parent-style-name="Standard">
      <style:paragraph-properties fo:margin-top="0cm" fo:margin-bottom="0cm" fo:line-height="100%" fo:break-before="page"/>
      <style:text-properties fo:language="en" fo:country="GB"/>
    </style:style>
    <style:style style:name="P12" style:family="paragraph" style:parent-style-name="Standard">
      <style:paragraph-properties fo:margin-top="0cm" fo:margin-bottom="0cm" fo:line-height="100%" fo:break-before="page"/>
      <style:text-properties fo:language="en" fo:country="GB" style:language-asian="en" style:country-asian="GB"/>
    </style:style>
    <style:style style:name="P13" style:family="paragraph" style:parent-style-name="Standard">
      <style:paragraph-properties fo:margin-top="0cm" fo:margin-bottom="0cm" fo:line-height="100%" fo:break-before="page"/>
    </style:style>
    <style:style style:name="P14" style:family="paragraph" style:parent-style-name="Verzeichnis_20_1">
      <style:paragraph-properties>
        <style:tab-stops>
          <style:tab-stop style:position="15.983cm" style:type="right" style:leader-style="dotted" style:leader-text="."/>
        </style:tab-stops>
      </style:paragraph-properties>
    </style:style>
    <style:style style:name="P15" style:family="paragraph" style:parent-style-name="Verzeichnis_20_1">
      <style:paragraph-properties>
        <style:tab-stops>
          <style:tab-stop style:position="0.776cm"/>
          <style:tab-stop style:position="15.983cm" style:type="right" style:leader-style="dotted" style:leader-text="."/>
        </style:tab-stops>
      </style:paragraph-properties>
    </style:style>
    <style:style style:name="P16" style:family="paragraph" style:parent-style-name="Beschriftung">
      <style:paragraph-properties fo:text-align="center" style:justify-single-word="false"/>
    </style:style>
    <style:style style:name="P17" style:family="paragraph" style:parent-style-name="Standard">
      <style:paragraph-properties fo:text-align="center" style:justify-single-word="false" fo:keep-with-next="always"/>
    </style:style>
    <style:style style:name="P18" style:family="paragraph" style:parent-style-name="Text_20_body">
      <style:text-properties fo:language="en" fo:country="GB"/>
    </style:style>
    <style:style style:name="P19" style:family="paragraph" style:parent-style-name="Standard" style:master-page-name="MPF0">
      <style:paragraph-properties style:page-number="auto" fo:break-before="page"/>
    </style:style>
    <style:style style:name="P20" style:family="paragraph" style:parent-style-name="Standard" style:list-style-name="L1"/>
    <style:style style:name="P21" style:family="paragraph" style:parent-style-name="Standard" style:list-style-name="L1">
      <style:text-properties fo:language="en" fo:country="GB"/>
    </style:style>
    <style:style style:name="P22" style:family="paragraph" style:parent-style-name="Standard" style:list-style-name="L2">
      <style:text-properties fo:language="en" fo:country="GB"/>
    </style:style>
    <style:style style:name="P23" style:family="paragraph" style:parent-style-name="Heading_20_1" style:list-style-name="">
      <style:text-properties fo:language="en" fo:country="GB"/>
    </style:style>
    <style:style style:name="P24" style:family="paragraph" style:parent-style-name="Heading_20_1" style:list-style-name="">
      <style:paragraph-properties fo:break-before="page"/>
      <style:text-properties fo:language="en" fo:country="GB"/>
    </style:style>
    <style:style style:name="P25" style:family="paragraph" style:parent-style-name="Text_20_body" style:list-style-name="L3"/>
    <style:style style:name="P26" style:family="paragraph" style:parent-style-name="Text_20_body" style:list-style-name="L3">
      <style:text-properties fo:language="en" fo:country="GB"/>
    </style:style>
    <style:style style:name="P27" style:family="paragraph" style:parent-style-name="Titel">
      <style:text-properties fo:language="en" fo:country="GB"/>
    </style:style>
    <style:style style:name="P28" style:family="paragraph">
      <style:paragraph-properties style:writing-mode="lr-tb"/>
    </style:style>
    <style:style style:name="T1" style:family="text">
      <style:text-properties fo:language="en" fo:country="GB"/>
    </style:style>
    <style:style style:name="T2" style:family="text">
      <style:text-properties fo:language="en" fo:country="GB" style:language-asian="en" style:country-asian="GB"/>
    </style:style>
    <style:style style:name="T3" style:family="text">
      <style:text-properties fo:language="en" fo:country="GB" style:language-asian="en" style:country-asian="US"/>
    </style:style>
    <style:style style:name="T4" style:family="text">
      <style:text-properties fo:color="#000000" fo:font-size="26pt" fo:language="en" fo:country="GB" style:font-size-asian="26pt" style:language-asian="en" style:country-asian="US" style:font-size-complex="18pt"/>
    </style:style>
    <style:style style:name="T5" style:family="text">
      <style:text-properties fo:color="#000000" fo:font-size="12pt" style:font-size-asian="12pt"/>
    </style:style>
    <style:style style:name="T6" style:family="text">
      <style:text-properties fo:font-size="26pt" style:font-size-asian="26pt"/>
    </style:style>
    <style:style style:name="T7" style:family="text">
      <style:text-properties fo:font-size="26pt" fo:font-weight="bold" style:font-name-asian="Andale Sans UI" style:font-size-asian="26pt" style:font-weight-asian="bold"/>
    </style:style>
    <style:style style:name="T8" style:family="text">
      <style:text-properties style:font-name="Trebuchet MS" fo:language="en" fo:country="GB"/>
    </style:style>
    <style:style style:name="T9" style:family="text">
      <style:text-properties fo:font-size="10pt" fo:language="en" fo:country="GB" style:font-size-asian="10pt" style:font-size-complex="10pt"/>
    </style:style>
    <style:style style:name="T10" style:family="text">
      <style:text-properties style:use-window-font-color="true" style:font-name="Trebuchet MS"/>
    </style:style>
    <style:style style:name="T11" style:family="text">
      <style:text-properties style:font-name="Calibri" fo:language="en" fo:country="GB" style:font-name-asian="Times New Roman" style:language-asian="en" style:country-asian="GB" style:font-name-complex="Times New Roman" style:font-size-complex="11pt"/>
    </style:style>
    <style:style style:name="fr1" style:family="graphic" style:parent-style-name="Graphics">
      <style:graphic-properties style:wrap="parallel" style:number-wrapped-paragraphs="no-limit" style:vertical-pos="from-top" style:vertical-rel="paragraph" style:horizontal-pos="center" style:horizontal-rel="paragraph" fo:background-color="transparent" style:background-transparency="100%" fo:padding="0cm" fo:border="0.06pt solid #000000"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1.436cm" text:min-label-width="0.635cm"/>
        <style:text-properties style:font-name="Symbol"/>
      </text:list-level-style-bullet>
      <text:list-level-style-bullet text:level="2" text:style-name="WW_5f_CharLFO2LVL2" text:bullet-char="o">
        <style:list-level-properties text:space-before="2.706cm" text:min-label-width="0.635cm"/>
        <style:text-properties style:font-name="Courier New"/>
      </text:list-level-style-bullet>
      <text:list-level-style-bullet text:level="3" text:style-name="WW_5f_CharLFO2LVL3" text:bullet-char="">
        <style:list-level-properties text:space-before="3.976cm" text:min-label-width="0.635cm"/>
        <style:text-properties style:font-name="Wingdings"/>
      </text:list-level-style-bullet>
      <text:list-level-style-bullet text:level="4" text:style-name="WW_5f_CharLFO2LVL4" text:bullet-char="">
        <style:list-level-properties text:space-before="5.246cm" text:min-label-width="0.635cm"/>
        <style:text-properties style:font-name="Symbol"/>
      </text:list-level-style-bullet>
      <text:list-level-style-bullet text:level="5" text:style-name="WW_5f_CharLFO2LVL5" text:bullet-char="o">
        <style:list-level-properties text:space-before="6.516cm" text:min-label-width="0.635cm"/>
        <style:text-properties style:font-name="Courier New"/>
      </text:list-level-style-bullet>
      <text:list-level-style-bullet text:level="6" text:style-name="WW_5f_CharLFO2LVL6" text:bullet-char="">
        <style:list-level-properties text:space-before="7.786cm" text:min-label-width="0.635cm"/>
        <style:text-properties style:font-name="Wingdings"/>
      </text:list-level-style-bullet>
      <text:list-level-style-bullet text:level="7" text:style-name="WW_5f_CharLFO2LVL7" text:bullet-char="">
        <style:list-level-properties text:space-before="9.056cm" text:min-label-width="0.635cm"/>
        <style:text-properties style:font-name="Symbol"/>
      </text:list-level-style-bullet>
      <text:list-level-style-bullet text:level="8" text:style-name="WW_5f_CharLFO2LVL8" text:bullet-char="o">
        <style:list-level-properties text:space-before="10.326cm" text:min-label-width="0.635cm"/>
        <style:text-properties style:font-name="Courier New"/>
      </text:list-level-style-bullet>
      <text:list-level-style-bullet text:level="9" text:style-name="WW_5f_CharLFO2LVL9" text:bullet-char="">
        <style:list-level-properties text:space-before="11.59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1.436cm" text:min-label-width="0.635cm"/>
        <style:text-properties style:font-name="Symbol"/>
      </text:list-level-style-bullet>
      <text:list-level-style-bullet text:level="2" text:style-name="WW_5f_CharLFO3LVL2" text:bullet-char="o">
        <style:list-level-properties text:space-before="2.706cm" text:min-label-width="0.635cm"/>
        <style:text-properties style:font-name="Courier New"/>
      </text:list-level-style-bullet>
      <text:list-level-style-bullet text:level="3" text:style-name="WW_5f_CharLFO3LVL3" text:bullet-char="">
        <style:list-level-properties text:space-before="3.976cm" text:min-label-width="0.635cm"/>
        <style:text-properties style:font-name="Wingdings"/>
      </text:list-level-style-bullet>
      <text:list-level-style-bullet text:level="4" text:style-name="WW_5f_CharLFO3LVL4" text:bullet-char="">
        <style:list-level-properties text:space-before="5.246cm" text:min-label-width="0.635cm"/>
        <style:text-properties style:font-name="Symbol"/>
      </text:list-level-style-bullet>
      <text:list-level-style-bullet text:level="5" text:style-name="WW_5f_CharLFO3LVL5" text:bullet-char="o">
        <style:list-level-properties text:space-before="6.516cm" text:min-label-width="0.635cm"/>
        <style:text-properties style:font-name="Courier New"/>
      </text:list-level-style-bullet>
      <text:list-level-style-bullet text:level="6" text:style-name="WW_5f_CharLFO3LVL6" text:bullet-char="">
        <style:list-level-properties text:space-before="7.786cm" text:min-label-width="0.635cm"/>
        <style:text-properties style:font-name="Wingdings"/>
      </text:list-level-style-bullet>
      <text:list-level-style-bullet text:level="7" text:style-name="WW_5f_CharLFO3LVL7" text:bullet-char="">
        <style:list-level-properties text:space-before="9.056cm" text:min-label-width="0.635cm"/>
        <style:text-properties style:font-name="Symbol"/>
      </text:list-level-style-bullet>
      <text:list-level-style-bullet text:level="8" text:style-name="WW_5f_CharLFO3LVL8" text:bullet-char="o">
        <style:list-level-properties text:space-before="10.326cm" text:min-label-width="0.635cm"/>
        <style:text-properties style:font-name="Courier New"/>
      </text:list-level-style-bullet>
      <text:list-level-style-bullet text:level="9" text:style-name="WW_5f_CharLFO3LVL9" text:bullet-char="">
        <style:list-level-properties text:space-before="11.59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72c5e4" svg:stroke-opacity="100%" draw:stroke-linejoin="round" draw:fill="none" draw:textarea-vertical-align="middle" draw:auto-grow-height="false" draw:auto-grow-width="false" fo:min-height="16.002cm" fo:min-width="0cm" fo:padding-top="0.099cm" fo:padding-bottom="0.099cm" fo:padding-left="0.099cm" fo:padding-right="0.09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4" draw:name="Grafik1" text:anchor-type="paragraph" svg:x="3.323cm" svg:y="2.125cm" svg:width="15.201cm" style:rel-width="scale" svg:height="5.57cm" style:rel-height="scale" draw:z-index="34"><draw:image/></draw:frame><text:span text:style-name="Absatz-Standardschriftart"><text:span text:style-name="T2"/></text:span></text:p>
      <text:p/>
      <text:p/>
      <text:p text:style-name="P4"/>
      <text:p text:style-name="P4"/>
      <text:p text:style-name="P4"/>
      <text:p text:style-name="P4"/>
      <text:p text:style-name="P4"/>
      <text:p text:style-name="P4"/>
      <text:p text:style-name="P4"/>
      <text:p text:style-name="P4"/>
      <text:p text:style-name="P4"/>
      <text:p text:style-name="P4"/>
      <text:p text:style-name="Title"><draw:custom-shape text:anchor-type="paragraph" draw:z-index="28" draw:name="Line 3" draw:style-name="gr1" draw:text-style-name="P28" svg:width="16.003cm" svg:height="0.003cm" svg:x="0.004cm" svg:y="-0.016cm"><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text:bookmark-start text:name="_Toc303683819"/><text:bookmark-start text:name="_Toc303677299"/><text:span text:style-name="Absatz-Standardschriftart"><text:span text:style-name="T1">Sensor Web Community</text:span></text:span><text:span text:style-name="Absatz-Standardschriftart"><text:span text:style-name="T1"><text:line-break/></text:span></text:span><text:span text:style-name="Absatz-Standardschriftart"><text:span text:style-name="T6"><text:line-break/>User Guide<text:line-break/>for</text:span></text:span><text:bookmark-end text:name="_Toc303677299"/><text:bookmark-start text:name="_Toc303677300"/><text:span text:style-name="Absatz-Standardschriftart"><text:span text:style-name="T6"><text:line-break/></text:span></text:span><text:span text:style-name="Absatz-Standardschriftart"><text:span text:style-name="T4">SOS Importer</text:span></text:span><text:bookmark-end text:name="_Toc303677300"/><text:span text:style-name="Absatz-Standardschriftart"><text:span text:style-name="T4"><text:line-break/></text:span></text:span><text:bookmark-start text:name="_Toc303677301"/><text:span text:style-name="Absatz-Standardschriftart"><text:span text:style-name="T6">version 0.2<text:line-break/>Supports SOS Versions 1.0.0</text:span></text:span><text:bookmark-end text:name="_Toc303683819"/><text:bookmark-end text:name="_Toc303677301"/></text:p>
      <text:p text:style-name="P6"><draw:custom-shape text:anchor-type="paragraph" draw:z-index="29" draw:name="Line 4" draw:style-name="gr1" draw:text-style-name="P28" svg:width="16.003cm" svg:height="0.003cm" svg:x="-0.28cm" svg:y="0.51cm"><text:p/><draw:enhanced-geometry svg:viewBox="0 0 21600 21600" draw:path-stretchpoint-x="21600" draw:path-stretchpoint-y="21600" draw:text-areas="0 0 21600 21600" draw:glue-points="?f0 ?f2 ?f1 ?f3" draw:type="non-primitive" draw:enhanced-path="M ?f0 ?f2 L ?f1 ?f3 N"><draw:equation draw:name="f0" draw:formula="left"/><draw:equation draw:name="f1" draw:formula="right"/><draw:equation draw:name="f2" draw:formula="top"/><draw:equation draw:name="f3" draw:formula="bottom"/></draw:enhanced-geometry></draw:custom-shape><text:span text:style-name="Absatz-Standardschriftart"><text:span text:style-name="T7"/></text:span></text:p>
      <text:h text:style-name="P24" text:outline-level="1"><text:bookmark-start text:name="_Toc303683820"/><text:bookmark-start text:name="_Toc303677302"/>Document Change Control<text:bookmark-end text:name="_Toc303683820"/><text:bookmark-end text:name="_Toc303677302"/></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ellen_20_Inhalt_20_Überschrift"><text:span text:style-name="Tabellen_20_Überschrift"><text:span text:style-name="T8">Revision</text:span></text:span></text:p>
            </table:table-cell>
            <table:table-cell table:style-name="Tabelle1.A1" office:value-type="string">
              <text:p text:style-name="Tabellen_20_Inhalt_20_Überschrift"><text:span text:style-name="Tabellen_20_Überschrift"><text:span text:style-name="T8">Date</text:span></text:span></text:p>
            </table:table-cell>
            <table:table-cell table:style-name="Tabelle1.A1" office:value-type="string">
              <text:p text:style-name="P10">Author(s)</text:p>
            </table:table-cell>
            <table:table-cell table:style-name="Tabelle1.D1" office:value-type="string">
              <text:p text:style-name="P10">Brief Description Of Changes</text:p>
            </table:table-cell>
          </table:table-row>
        </table:table-header-rows>
        <table:table-row>
          <table:table-cell table:style-name="Tabelle1.A2" office:value-type="string">
            <text:p text:style-name="P5">0.1</text:p>
          </table:table-cell>
          <table:table-cell table:style-name="Tabelle1.A2" office:value-type="string">
            <text:p text:style-name="P5">2011-09-13</text:p>
          </table:table-cell>
          <table:table-cell table:style-name="Tabelle1.A2" office:value-type="string">
            <text:p text:style-name="P5">Eike Hinderk Jürens</text:p>
          </table:table-cell>
          <table:table-cell table:style-name="Tabelle1.D2" office:value-type="string">
            <text:p text:style-name="P5">initialized</text:p>
          </table:table-cell>
        </table:table-row>
      </table:table>
      <text:p text:style-name="P4"/>
      <text:p text:style-name="P11"/>
      <text:h text:style-name="P23" text:outline-level="1"><text:bookmark-start text:name="_Toc303683821"/><text:bookmark-start text:name="_Toc303677303"/>Editors<text:bookmark-end text:name="_Toc303683821"/><text:bookmark-end text:name="_Toc303677303"/></text:h>
      <table:table table:name="Tabelle2" table:style-name="Tabelle2">
        <table:table-column table:style-name="Tabelle2.A"/>
        <table:table-row>
          <table:table-cell table:style-name="Tabelle2.A1" office:value-type="string">
            <text:p text:style-name="P4"/>
            <text:p text:style-name="P4">Eike Hinderk Jürrens</text:p>
            <text:p text:style-name="Standard"><text:span text:style-name="Absatz-Standardschriftart"><text:span text:style-name="T9"><text:line-break/>Email: </text:span></text:span><text:a xlink:type="simple" xlink:href="mailto:e.h.juerrens@52north.org" office:target-frame-name="_top" xlink:show="replace"><text:span text:style-name="Absatz-Standardschriftart"><text:span text:style-name="T1">e.h.juerrens@52north.org</text:span></text:span></text:a></text:p>
            <text:p text:style-name="P4"/>
          </table:table-cell>
        </table:table-row>
      </table:table>
      <text:p text:style-name="P4"/>
      <text:p text:style-name="P11"/>
      <text:h text:style-name="P23" text:outline-level="1"><text:bookmark-start text:name="_Toc303683822"/><text:bookmark-start text:name="_Toc303677304"/>Licence<text:bookmark-end text:name="_Toc303683822"/><text:bookmark-end text:name="_Toc303677304"/></text:h>
      <text:p text:style-name="Text_20_body"><draw:frame draw:style-name="fr1" draw:name="Rahmen1" text:anchor-type="paragraph" svg:y="0.199cm" svg:width="16.02cm" style:rel-width="scale" svg:height="12.106cm" style:rel-height="scale-min" draw:z-index="32"><draw:text-box><text:p text:style-name="Text_20_body">This document is part of 52°North</text:p><text:p text:style-name="P8">Copyright (C) 2011 by 52 North Initiative for Geospatial Open Source Software GmbH<text:line-break/><text:line-break/>Contact: Andreas Wytzisk,</text:p><text:p text:style-name="Standard"><text:span text:style-name="Absatz-Standardschriftart"><text:span text:style-name="T5">52 North Initiative for Geospatial Open Source Software GmbH,</text:span></text:span><text:span text:style-name="Absatz-Standardschriftart"><text:span text:style-name="T5"><text:line-break/>Martin-Luther-King-Weg 24,</text:span></text:span><text:span text:style-name="Absatz-Standardschriftart"><text:span text:style-name="T5"><text:line-break/>48155 Muenster, Germany, info@52north.org</text:span></text:span><text:span text:style-name="Absatz-Standardschriftart"><text:span text:style-name="T5"><text:line-break/></text:span></text:span><text:span text:style-name="Absatz-Standardschriftart"><text:span text:style-name="T5"><text:line-break/>This program is free software; you can redistribute and/or modify it under the terms of the GNU General Public License version 2 as published by the Free Sof</text:span></text:span><text:span text:style-name="Absatz-Standardschriftart"><text:span text:style-name="T5">t</text:span></text:span><text:span text:style-name="Absatz-Standardschriftart"><text:span text:style-name="T5">ware Foundation.</text:span></text:span><text:span text:style-name="Absatz-Standardschriftart"><text:span text:style-name="T5"><text:line-break/></text:span></text:span><text:span text:style-name="Absatz-Standardschriftart"><text:span text:style-name="T5"><text:line-break/>This program is distributed WITHOUT ANY WARRANTY; even without the implied WARRANTY OF MERCHANTABILITY or FITNESS FOR A PARTICULAR PURPOSE. See the GNU General Public License for more details.</text:span></text:span><text:span text:style-name="Absatz-Standardschriftart"><text:span text:style-name="T5"><text:line-break/></text:span></text:span><text:span text:style-name="Absatz-Standardschriftart"><text:span text:style-name="T5"><text:line-break/>You should have received a copy of the GNU General Public License along with this program (see gnu-gpl v2.txt). If not, write to the Free Software Foundation, Inc., 59 Temple Place - Suite 330, Boston, MA 02111-1307, USA or visit the Free Software Foundation web page, </text:span></text:span><text:a xlink:type="simple" xlink:href="http://www.fsf.org/" office:target-frame-name="_top" xlink:show="replace">http://www.fsf.org</text:a><text:span text:style-name="Absatz-Standardschriftart"><text:span text:style-name="T5">.</text:span></text:span></text:p><text:p text:style-name="Text_20_body"/><text:p text:style-name="Text_20_body">For more information, contact:</text:p><text:p text:style-name="Text_20_body"><text:span text:style-name="Strong_20_Emphasis">52°North Initiative for Geospatial Open Source Software GmbH</text:span><text:line-break/>Martin-Luther-King-Weg 24<text:line-break/>48155 Münster, Germany</text:p><text:p text:style-name="Text_20_body"><text:a xlink:type="simple" xlink:href="http://52north.org/" office:target-frame-name="_top" xlink:show="replace">52north.org</text:a></text:p></draw:text-box></draw:frame><text:span text:style-name="Absatz-Standardschriftart"><text:span text:style-name="T3"/></text:span></text:p>
      <text:p text:style-name="Standard"/>
      <text:p text:style-name="P11"/>
      <text:p text:style-name="Inhaltsverzeichnisüberschrift"><text:span text:style-name="Absatz-Standardschriftart"><text:span text:style-name="T10">Table of Contents</text:span></text:span></text:p>
      <text:table-of-content text:style-name="Sect1" text:name="_TOC3">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Toc303683819" office:target-frame-name="_top" xlink:show="replace"><text:span text:style-name="Hyperlink"><text:span text:style-name="T1">Sensor Web Community </text:span></text:span></text:a><text:a xlink:type="simple" xlink:href="#_Toc303683819" office:target-frame-name="_top" xlink:show="replace"><text:span text:style-name="Hyperlink"><text:s/>User Guide for </text:span></text:a><text:a xlink:type="simple" xlink:href="#_Toc303683819" office:target-frame-name="_top" xlink:show="replace"><text:span text:style-name="Hyperlink"><text:span text:style-name="T3">SOS Importer </text:span></text:span></text:a><text:a xlink:type="simple" xlink:href="#_Toc303683819" office:target-frame-name="_top" xlink:show="replace"><text:span text:style-name="Hyperlink">version 0.1 Supports SOS Versions 1.0.0</text:span></text:a><text:a xlink:type="simple" xlink:href="#_Toc303683819" office:target-frame-name="_top" xlink:show="replace"><text:tab/>1</text:a></text:p>
          <text:p text:style-name="P15"><text:a xlink:type="simple" xlink:href="#_Toc303683820" office:target-frame-name="_top" xlink:show="replace"><text:span text:style-name="Hyperlink"><text:span text:style-name="T1">1</text:span></text:span></text:a><text:a xlink:type="simple" xlink:href="#_Toc303683820" office:target-frame-name="_top" xlink:show="replace"><text:span text:style-name="Absatz-Standardschriftart"><text:span text:style-name="T11"><text:tab/></text:span></text:span></text:a><text:a xlink:type="simple" xlink:href="#_Toc303683820" office:target-frame-name="_top" xlink:show="replace"><text:span text:style-name="Hyperlink"><text:span text:style-name="T1">Document Change Control</text:span></text:span></text:a><text:a xlink:type="simple" xlink:href="#_Toc303683820" office:target-frame-name="_top" xlink:show="replace"><text:tab/>2</text:a></text:p>
          <text:p text:style-name="P15"><text:a xlink:type="simple" xlink:href="#_Toc303683821" office:target-frame-name="_top" xlink:show="replace"><text:span text:style-name="Hyperlink"><text:span text:style-name="T1">2</text:span></text:span></text:a><text:a xlink:type="simple" xlink:href="#_Toc303683821" office:target-frame-name="_top" xlink:show="replace"><text:span text:style-name="Absatz-Standardschriftart"><text:span text:style-name="T11"><text:tab/></text:span></text:span></text:a><text:a xlink:type="simple" xlink:href="#_Toc303683821" office:target-frame-name="_top" xlink:show="replace"><text:span text:style-name="Hyperlink"><text:span text:style-name="T1">Editors</text:span></text:span></text:a><text:a xlink:type="simple" xlink:href="#_Toc303683821" office:target-frame-name="_top" xlink:show="replace"><text:tab/>3</text:a></text:p>
          <text:p text:style-name="P15"><text:a xlink:type="simple" xlink:href="#_Toc303683822" office:target-frame-name="_top" xlink:show="replace"><text:span text:style-name="Hyperlink"><text:span text:style-name="T1">3</text:span></text:span></text:a><text:a xlink:type="simple" xlink:href="#_Toc303683822" office:target-frame-name="_top" xlink:show="replace"><text:span text:style-name="Absatz-Standardschriftart"><text:span text:style-name="T11"><text:tab/></text:span></text:span></text:a><text:a xlink:type="simple" xlink:href="#_Toc303683822" office:target-frame-name="_top" xlink:show="replace"><text:span text:style-name="Hyperlink"><text:span text:style-name="T1">Licence</text:span></text:span></text:a><text:a xlink:type="simple" xlink:href="#_Toc303683822" office:target-frame-name="_top" xlink:show="replace"><text:tab/>4</text:a></text:p>
          <text:p text:style-name="P15"><text:a xlink:type="simple" xlink:href="#_Toc303683823" office:target-frame-name="_top" xlink:show="replace"><text:span text:style-name="Hyperlink"><text:span text:style-name="T1">4</text:span></text:span></text:a><text:a xlink:type="simple" xlink:href="#_Toc303683823" office:target-frame-name="_top" xlink:show="replace"><text:span text:style-name="Absatz-Standardschriftart"><text:span text:style-name="T11"><text:tab/></text:span></text:span></text:a><text:a xlink:type="simple" xlink:href="#_Toc303683823" office:target-frame-name="_top" xlink:show="replace"><text:span text:style-name="Hyperlink"><text:span text:style-name="T1">Introduction</text:span></text:span></text:a><text:a xlink:type="simple" xlink:href="#_Toc303683823" office:target-frame-name="_top" xlink:show="replace"><text:tab/>6</text:a></text:p>
          <text:p text:style-name="P15"><text:a xlink:type="simple" xlink:href="#_Toc303683824" office:target-frame-name="_top" xlink:show="replace"><text:span text:style-name="Hyperlink"><text:span text:style-name="T1">5</text:span></text:span></text:a><text:a xlink:type="simple" xlink:href="#_Toc303683824" office:target-frame-name="_top" xlink:show="replace"><text:span text:style-name="Absatz-Standardschriftart"><text:span text:style-name="T11"><text:tab/></text:span></text:span></text:a><text:a xlink:type="simple" xlink:href="#_Toc303683824" office:target-frame-name="_top" xlink:show="replace"><text:span text:style-name="Hyperlink"><text:span text:style-name="T1">Requirements and Launching the Application</text:span></text:span></text:a><text:a xlink:type="simple" xlink:href="#_Toc303683824" office:target-frame-name="_top" xlink:show="replace"><text:tab/>8</text:a></text:p>
          <text:p text:style-name="P15"><text:a xlink:type="simple" xlink:href="#_Toc303683825" office:target-frame-name="_top" xlink:show="replace"><text:span text:style-name="Hyperlink"><text:span text:style-name="T1">6</text:span></text:span></text:a><text:a xlink:type="simple" xlink:href="#_Toc303683825" office:target-frame-name="_top" xlink:show="replace"><text:span text:style-name="Absatz-Standardschriftart"><text:span text:style-name="T11"><text:tab/></text:span></text:span></text:a><text:a xlink:type="simple" xlink:href="#_Toc303683825" office:target-frame-name="_top" xlink:show="replace"><text:span text:style-name="Hyperlink"><text:span text:style-name="T1">Steps</text:span></text:span></text:a><text:a xlink:type="simple" xlink:href="#_Toc303683825" office:target-frame-name="_top" xlink:show="replace"><text:tab/>9</text:a></text:p>
          <text:p text:style-name="P15"><text:a xlink:type="simple" xlink:href="#_Toc303683826" office:target-frame-name="_top" xlink:show="replace"><text:span text:style-name="Hyperlink"><text:span text:style-name="T1">7</text:span></text:span></text:a><text:a xlink:type="simple" xlink:href="#_Toc303683826" office:target-frame-name="_top" xlink:show="replace"><text:span text:style-name="Absatz-Standardschriftart"><text:span text:style-name="T11"><text:tab/></text:span></text:span></text:a><text:a xlink:type="simple" xlink:href="#_Toc303683826" office:target-frame-name="_top" xlink:show="replace"><text:span text:style-name="Hyperlink"><text:span text:style-name="T1">Troubleshooting</text:span></text:span></text:a><text:a xlink:type="simple" xlink:href="#_Toc303683826" office:target-frame-name="_top" xlink:show="replace"><text:tab/>16</text:a></text:p>
        </text:index-body>
      </text:table-of-content>
      <text:p text:style-name="Standard"/>
      <text:p text:style-name="P11"/>
      <text:h text:style-name="P23" text:outline-level="1"><text:bookmark-start text:name="_Toc303683823"/><text:bookmark-start text:name="_Toc303677305"/>Introduction<text:bookmark-end text:name="_Toc303683823"/><text:bookmark-end text:name="_Toc303677305"/></text:h>
      <text:p text:style-name="Standard"><text:span text:style-name="Absatz-Standardschriftart"><text:span text:style-name="T1">The application makes use of the wizard design pattern which guides the user through di</text:span></text:span><text:span text:style-name="Absatz-Standardschriftart"><text:span text:style-name="T1">f</text:span></text:span><text:span text:style-name="Absatz-Standardschriftart"><text:span text:style-name="T1">ferent steps. These and their purposes are briefly characterized in the table below. Screenshots of all s</text:span></text:span><text:span text:style-name="Absatz-Standardschriftart"><text:span text:style-name="T1">teps are shown below in Figure 1</text:span></text:span><text:span text:style-name="Absatz-Standardschriftart"><text:span text:style-name="T1"> to Figure </text:span></text:span><text:span text:style-name="Absatz-Standardschriftart"><text:span text:style-name="T1">15</text:span></text:span><text:span text:style-name="Absatz-Standardschriftart"><text:span text:style-name="T1">.</text:span></text:span></text:p>
      <table:table table:name="Tabelle3" table:style-name="Tabelle3">
        <table:table-column table:style-name="Tabelle3.A"/>
        <table:table-column table:style-name="Tabelle3.B"/>
        <table:table-row>
          <table:table-cell table:style-name="Tabelle3.A1" office:value-type="string">
            <text:p text:style-name="P10">Step</text:p>
          </table:table-cell>
          <table:table-cell table:style-name="Tabelle3.A1" office:value-type="string">
            <text:p text:style-name="P10">Function</text:p>
          </table:table-cell>
        </table:table-row>
        <table:table-row>
          <table:table-cell table:style-name="Tabelle3.A1" office:value-type="string">
            <text:p text:style-name="P4">Step 1</text:p>
          </table:table-cell>
          <table:table-cell table:style-name="Tabelle3.A1" office:value-type="string">
            <text:p text:style-name="P4">Choose a CSV file from the file system to publish in a SOS instance</text:p>
          </table:table-cell>
        </table:table-row>
        <table:table-row>
          <table:table-cell table:style-name="Tabelle3.A1" office:value-type="string">
            <text:p text:style-name="P4">Step 2</text:p>
          </table:table-cell>
          <table:table-cell table:style-name="Tabelle3.A1" office:value-type="string">
            <text:p text:style-name="P4">Provide a preview of the CSV file and select settings for parsing (e.g. which character is used for separating columns)</text:p>
          </table:table-cell>
        </table:table-row>
        <table:table-row>
          <table:table-cell table:style-name="Tabelle3.A1" office:value-type="string">
            <text:p text:style-name="P4">Step 3</text:p>
          </table:table-cell>
          <table:table-cell table:style-name="Tabelle3.A1" office:value-type="string">
            <text:p text:style-name="P4">Display the CSV file in tabular format and assign metadata to each column (e.g. indicate that the second column consists of measured values). Offer customizable settings for parsing (e.g. for date/time patterns)</text:p>
          </table:table-cell>
        </table:table-row>
        <table:table-row>
          <table:table-cell table:style-name="Tabelle3.A1" office:value-type="string">
            <text:p text:style-name="P4">Step 4</text:p>
          </table:table-cell>
          <table:table-cell table:style-name="Tabelle3.A1" office:value-type="string">
            <text:p text:style-name="Standard"><text:span text:style-name="Absatz-Standardschriftart"><text:span text:style-name="T1">In case of more than one date/time, feature of interest, observed property, unit of measurement, sensor identifier or position has been identified in step 3, select the correct associations to the according measured value columns (e.g. state that date/time in column 1 b</text:span></text:span><text:span text:style-name="Absatz-Standardschriftart"><text:span text:style-name="T1">e</text:span></text:span><text:span text:style-name="Absatz-Standardschriftart"><text:span text:style-name="T1">longs to the measured values in column 3 and date/time in column 2 belongs to the measured values in column 4). When there is exactly one appearance of a certain type, automatically assign this type to all measured values</text:span></text:span></text:p>
          </table:table-cell>
        </table:table-row>
        <table:table-row>
          <table:table-cell table:style-name="Tabelle3.A1" office:value-type="string">
            <text:p text:style-name="P4">Step 5</text:p>
          </table:table-cell>
          <table:table-cell table:style-name="Tabelle3.A1" office:value-type="string">
            <text:p text:style-name="Standard"><text:span text:style-name="Absatz-Standardschriftart"><text:span text:style-name="T1">Check available metadata for completeness and ask the user to add information in case something is missing (e.g. EPSG-code for pos</text:span></text:span><text:span text:style-name="Absatz-Standardschriftart"><text:span text:style-name="T1">i</text:span></text:span><text:span text:style-name="Absatz-Standardschriftart"><text:span text:style-name="T1">tions)</text:span></text:span></text:p>
          </table:table-cell>
        </table:table-row>
        <table:table-row>
          <table:table-cell table:style-name="Tabelle3.A1" office:value-type="string">
            <text:p text:style-name="P4">Step 6</text:p>
          </table:table-cell>
          <table:table-cell table:style-name="Tabelle3.A1" office:value-type="string">
            <text:p text:style-name="P4">When there is no metadata of a particular type present in the CSV file (e.g. sensor id), let the user provide this information (e.g. name and URI of this sensor)</text:p>
          </table:table-cell>
        </table:table-row>
        <table:table-row>
          <table:table-cell table:style-name="Tabelle3.A1" office:value-type="string">
            <text:p text:style-name="P4">Step 7</text:p>
          </table:table-cell>
          <table:table-cell table:style-name="Tabelle3.A1" office:value-type="string">
            <text:p text:style-name="P4">Enter the URL of a Sensor Observation Service where measurements and sensor metadata in the CSV file shall be uploaded to</text:p>
          </table:table-cell>
        </table:table-row>
        <table:table-row>
          <table:table-cell table:style-name="Tabelle3.A1" office:value-type="string">
            <text:p text:style-name="P4">Step 8</text:p>
          </table:table-cell>
          <table:table-cell table:style-name="Tabelle3.A1" office:value-type="string">
            <text:p text:style-name="Standard"><text:span text:style-name="Absatz-Standardschriftart"><text:span text:style-name="T1">Assemble all information from previous steps and convert the CSV file into XML files according to OGC’s Observations &amp; Measurements and SensorML specifications. Register sensors and insert observations at the given Sensor Observation Service using the Transactional Pr</text:span></text:span><text:span text:style-name="Absatz-Standardschriftart"><text:span text:style-name="T1">o</text:span></text:span><text:span text:style-name="Absatz-Standardschriftart"><text:span text:style-name="T1">file of the SOS specification. Show the progress and provide a report of errors and success</text:span></text:span></text:p>
          </table:table-cell>
        </table:table-row>
      </table:table>
      <text:p text:style-name="P4"/>
      <text:p text:style-name="Standard"><text:soft-page-break/><text:span text:style-name="Absatz-Standardschriftart"><text:span text:style-name="T1">Note that steps 4 to 6 can sometimes be skipped for CSV files of a particular structure. Also, their functionality is split up in the application according to the type of metadata they represent (a – date/time, b – features of interest, observed properties, units of mea</text:span></text:span><text:span text:style-name="Absatz-Standardschriftart"><text:span text:style-name="T1">s</text:span></text:span><text:span text:style-name="Absatz-Standardschriftart"><text:span text:style-name="T1">urement, sensors, c – positions).</text:span></text:span></text:p>
      <text:p text:style-name="P11"/>
      <text:h text:style-name="P23" text:outline-level="1"><text:bookmark-start text:name="_Toc303683824"/>Requirements and Launching the Application<text:bookmark-end text:name="_Toc303683824"/></text:h>
      <text:p text:style-name="Standard"><text:span text:style-name="Absatz-Standardschriftart"><text:span text:style-name="T1">The 52°North SOS importer requires a</text:span></text:span><text:span text:style-name="Absatz-Standardschriftart"><text:span text:style-name="T1">n</text:span></text:span><text:span text:style-name="Absatz-Standardschriftart"><text:span text:style-name="T1"> actual Java Runtime Environment</text:span></text:span><text:span text:style-name="Footnote_20_Symbol"><text:span text:style-name="T1"><text:note text:id="ftn1" text:note-class="footnote"><text:note-citation>1</text:note-citation><text:note-body><text:p text:style-name="Fußnotentext"><text:s/>Go to <text:a xlink:type="simple" xlink:href="http://java.com/download" office:target-frame-name="_top" xlink:show="replace"><text:span text:style-name="Hyperlink">http://java.com/download</text:span></text:a> to check your version and get the latest one.</text:p></text:note-body></text:note></text:span></text:span><text:span text:style-name="Absatz-Standardschriftart"><text:span text:style-name="T1">, network co</text:span></text:span><text:span text:style-name="Absatz-Standardschriftart"><text:span text:style-name="T1">n</text:span></text:span><text:span text:style-name="Absatz-Standardschriftart"><text:span text:style-name="T1">nection to running SOS instance.</text:span></text:span></text:p>
      <text:p text:style-name="P4">To launch the application, please place the 52n-sensorweb-sos-importer.jar in a directory with write permission for the launching user and call:</text:p>
      <text:p text:style-name="P9">java –jar 52n-sensorweb-sos-importer.jar</text:p>
      <text:p text:style-name="P2"/>
      <text:h text:style-name="P23" text:outline-level="1"><text:bookmark-start text:name="_Toc303683825"/>Steps<text:bookmark-end text:name="_Toc303683825"/></text:h>
      <text:p text:style-name="Standard"><draw:frame draw:style-name="fr2" draw:name="Text Box 9" text:anchor-type="paragraph" svg:x="1.625cm" svg:y="5.463cm" svg:width="12.031cm" style:rel-width="scale" svg:height="0.041cm" style:rel-height="scale-min" draw:z-index="36"><draw:text-box><text:p>Figure 1: Choosing the CSV file containing the observation data</text:p></draw:text-box></draw:frame><draw:frame draw:style-name="fr5" draw:name="Grafik 8" text:anchor-type="paragraph" svg:x="1.625cm" svg:y="1.455cm" svg:width="12.031cm" style:rel-width="scale" svg:height="3.849cm" style:rel-height="scale" draw:z-index="35"><draw:image/><svg:desc>step1.png</svg:desc></draw:frame><text:span text:style-name="Absatz-Standardschriftart"><text:span text:style-name="T1">In the first step, the user selects the file (in this version a CSV file) which contains the o</text:span></text:span><text:span text:style-name="Absatz-Standardschriftart"><text:span text:style-name="T1">b</text:span></text:span><text:span text:style-name="Absatz-Standardschriftart"><text:span text:style-name="T1">servation data set that shall be published.</text:span></text:span></text:p>
      <text:p text:style-name="Standard"><text:bookmark-start text:name="_Toc303095582"/><text:span text:style-name="Absatz-Standardschriftart"><text:span text:style-name="T1">After this, the general settings for parsing the file need to be set (column separator, co</text:span></text:span><text:span text:style-name="Absatz-Standardschriftart"><text:span text:style-name="T1">m</text:span></text:span><text:span text:style-name="Absatz-Standardschriftart"><text:span text:style-name="T1">ment indicator and text qualifier).</text:span></text:span><text:bookmark-end text:name="_Toc303095582"/></text:p>
      <text:p text:style-name="P17"><text:span text:style-name="Absatz-Standardschriftart"><text:span text:style-name="T2"><draw:frame draw:style-name="fr6" draw:name="Grafik 9" text:anchor-type="as-char" svg:y="0cm" svg:width="15.988cm" style:rel-width="scale" svg:height="6.202cm" style:rel-height="scale" draw:z-index="17"><draw:image/><svg:desc>step2.png</svg:desc></draw:frame></text:span></text:span></text:p>
      <text:p>Figure 2: Selecting settings for parsing the CSV file</text:p>
      <text:p text:style-name="P4">In the next steps the content of the different columns needs to be defined. Depending on the type of data contained in a column further information needs to be set by the user. For example:</text:p>
      <text:list xml:id="list31271881" text:style-name="L1">
        <text:list-item>
          <text:p text:style-name="P21">If a column contains data and time, the according format (e.g. dd/MM/yy HH:mm) needs to be described</text:p>
        </text:list-item>
        <text:list-item>
          <text:p text:style-name="P20"><text:span text:style-name="Absatz-Standardschriftart"><text:span text:style-name="T1">If a column contains observed values the data type (e.g. numeric, Boolean, category) need to be set and if applicable also thousands and decimal separ</text:span></text:span><text:span text:style-name="Absatz-Standardschriftart"><text:span text:style-name="T1">a</text:span></text:span><text:span text:style-name="Absatz-Standardschriftart"><text:span text:style-name="T1">tors</text:span></text:span></text:p>
        </text:list-item>
      </text:list>
      <text:p text:style-name="P3"><text:span text:style-name="Absatz-Standardschriftart"><text:span text:style-name="T2"><draw:frame draw:style-name="fr6" draw:name="Grafik 11" text:anchor-type="as-char" svg:y="0cm" svg:width="16cm" style:rel-width="scale" svg:height="10.513cm" style:rel-height="scale" draw:z-index="18"><draw:image/><svg:desc>step3.png</svg:desc></draw:frame></text:span></text:span></text:p>
      <text:p>Figure 3: Describing the content of the columns (date and time)</text:p>
      <text:p text:style-name="P17"><text:soft-page-break/><text:span text:style-name="Absatz-Standardschriftart"><text:span text:style-name="T2"><draw:frame draw:style-name="fr6" draw:name="Grafik 12" text:anchor-type="as-char" svg:y="0cm" svg:width="16cm" style:rel-width="scale" svg:height="11.141cm" style:rel-height="scale" draw:z-index="19"><draw:image/><svg:desc>step3a_measured-value.png</svg:desc></draw:frame></text:span></text:span></text:p>
      <text:p>Figure 4: Describing the content of the columns (measured value)</text:p>
      <text:p text:style-name="Standard"><text:span text:style-name="Absatz-Standardschriftart"><text:span text:style-name="T1">If multiple columns with the same content type are present in a CSV file, according ass</text:span></text:span><text:span text:style-name="Absatz-Standardschriftart"><text:span text:style-name="T1">o</text:span></text:span><text:span text:style-name="Absatz-Standardschriftart"><text:span text:style-name="T1">ciations must be created, for example</text:span></text:span></text:p>
      <text:list xml:id="list31281076" text:style-name="L2">
        <text:list-item>
          <text:p text:style-name="P22">If there are multiple timestamp columns it must be defined which time stamp column belongs to which measured value column</text:p>
        </text:list-item>
        <text:list-item>
          <text:p text:style-name="P22">If there are multiple unit of measurement columns it must be defined which unit of measurement column belongs to which measured value column</text:p>
        </text:list-item>
      </text:list>
      <text:p text:style-name="P17"><text:span text:style-name="Absatz-Standardschriftart"><text:span text:style-name="T2"><draw:frame draw:style-name="fr6" draw:name="Grafik 13" text:anchor-type="as-char" svg:y="0cm" svg:width="16cm" style:rel-width="scale" svg:height="5.496cm" style:rel-height="scale" draw:z-index="20"><draw:image/><svg:desc>step4b_time-value-associations.png</svg:desc></draw:frame></text:span></text:span></text:p>
      <text:p>Figure 5: Creating associations between measured values and units of measurements</text:p>
      <text:p text:style-name="P17"><text:soft-page-break/><text:span text:style-name="Absatz-Standardschriftart"><text:span text:style-name="T2"><draw:frame draw:style-name="fr6" draw:name="Grafik 14" text:anchor-type="as-char" svg:y="0cm" svg:width="16cm" style:rel-width="scale" svg:height="5.115cm" style:rel-height="scale" draw:z-index="21"><draw:image/><svg:desc>step4b_value-UOM-associations.png</svg:desc></draw:frame></text:span></text:span></text:p>
      <text:p>Figure 6: Creating associations between measured values and time stamps</text:p>
      <text:p text:style-name="Standard"><text:bookmark-start text:name="_Toc303095587"/><text:span text:style-name="Absatz-Standardschriftart"><text:span text:style-name="T1">If there is missing metadata for a time stamp column (e.g. time zone) the user has to pr</text:span></text:span><text:span text:style-name="Absatz-Standardschriftart"><text:span text:style-name="T1">o</text:span></text:span><text:span text:style-name="Absatz-Standardschriftart"><text:span text:style-name="T1">vide this </text:span></text:span><text:bookmark-end text:name="_Toc303095587"/><text:span text:style-name="Absatz-Standardschriftart"><text:span text:style-name="T1">information in the next step.</text:span></text:span></text:p>
      <text:p text:style-name="P3"><text:span text:style-name="Absatz-Standardschriftart"><text:span text:style-name="T2"><draw:frame draw:style-name="fr6" draw:name="Grafik 15" text:anchor-type="as-char" svg:y="0cm" svg:width="16cm" style:rel-width="scale" svg:height="7.957cm" style:rel-height="scale" draw:z-index="22"><draw:image/><svg:desc>step5_complete-time-data.png</svg:desc></draw:frame></text:span></text:span></text:p>
      <text:p>Figure 7: Adding missing metadata</text:p>
      <text:p text:style-name="P4">In case certain metadata elements are missing within the positions of sensor observations, the next step can be used for inserting the according information (e.g. height, EPSG code of the reference system).</text:p>
      <text:p text:style-name="P17"><text:span text:style-name="Absatz-Standardschriftart"><text:span text:style-name="T2"><draw:frame draw:style-name="fr6" draw:name="Grafik 17" text:anchor-type="as-char" svg:y="0cm" svg:width="16cm" style:rel-width="scale" svg:height="8.315cm" style:rel-height="scale" draw:z-index="23"><draw:image/><svg:desc>step5c_complete-position-information.png</svg:desc></draw:frame></text:span></text:span></text:p>
      <text:p>Figure 8: Adding missing position information</text:p>
      <text:p text:style-name="P4"><text:bookmark-start text:name="_Toc303095589"/>If no time stamps for the measured data are provided, the subsequent step requests the according input from the user.<text:bookmark-end text:name="_Toc303095589"/></text:p>
      <text:p text:style-name="P11"/>
      <text:p text:style-name="P17"><text:span text:style-name="Absatz-Standardschriftart"><text:span text:style-name="T2"><draw:frame draw:style-name="fr6" draw:name="Grafik 18" text:anchor-type="as-char" svg:y="0cm" svg:width="16cm" style:rel-width="scale" svg:height="8.768cm" style:rel-height="scale" draw:z-index="24"><draw:image/><svg:desc>step6a_missing-timestamp.png</svg:desc></draw:frame></text:span></text:span></text:p>
      <text:p>Figure 9: Setting a time for all measured values</text:p>
      <text:p text:style-name="Standard"><text:span text:style-name="Absatz-Standardschriftart"><text:span text:style-name="T1">If the CSV file does not contain information about the observed property, this can be i</text:span></text:span><text:span text:style-name="Absatz-Standardschriftart"><text:span text:style-name="T1">n</text:span></text:span><text:span text:style-name="Absatz-Standardschriftart"><text:span text:style-name="T1">serted by the user as shown below.</text:span></text:span></text:p>
      <text:p text:style-name="P17"><text:span text:style-name="Absatz-Standardschriftart"><text:span text:style-name="T2"><draw:frame draw:style-name="fr6" draw:name="Grafik 19" text:anchor-type="as-char" svg:y="0cm" svg:width="16cm" style:rel-width="scale" svg:height="7.428cm" style:rel-height="scale" draw:z-index="27"><draw:image/><svg:desc>step6b_missing-metadata.png</svg:desc></draw:frame></text:span></text:span></text:p>
      <text:p>Figure 10: Creating associations between measured values and observed properties<text:bookmark-start text:name="_Toc303095591"/></text:p>
      <text:p text:style-name="Standard">Also, if no sensor identifiers are available in the CSV file, this can be described manually.<text:bookmark-end text:name="_Toc303095591"/></text:p>
      <text:p text:style-name="P13"/>
      <text:p text:style-name="P17"><text:span text:style-name="Absatz-Standardschriftart"><text:span text:style-name="T2"><draw:frame draw:style-name="fr6" draw:name="Grafik 20" text:anchor-type="as-char" svg:y="0cm" svg:width="14.951cm" style:rel-width="scale" svg:height="4.844cm" style:rel-height="scale" draw:z-index="25"><draw:image/><svg:desc>step6c_missing-sensor.png</svg:desc></draw:frame></text:span></text:span></text:p>
      <text:p>Figure 11: Creating associations between measured values and sensors</text:p>
      <text:p text:style-name="P4"><text:bookmark-start text:name="_Toc303095592"/>In case the CSV file doesn’t provide any spatial reference for the measured values, the menu below offers the possibility to enter positions manually.<text:bookmark-end text:name="_Toc303095592"/></text:p>
      <text:p text:style-name="P17"><text:span text:style-name="Absatz-Standardschriftart"><text:span text:style-name="T2"><draw:frame draw:style-name="fr6" draw:name="Grafik 21" text:anchor-type="as-char" svg:y="0cm" svg:width="13.152cm" style:rel-width="scale" svg:height="7.408cm" style:rel-height="scale" draw:z-index="26"><draw:image/><svg:desc>step6c_missing-positions.png</svg:desc></draw:frame></text:span></text:span></text:p>
      <text:p>Figure 12: Setting the positions of the features of interest</text:p>
      <text:p text:style-name="P4">After all necessary data and metadata elements are entered, the SOS instance to which the sensor observations shall be published must be entered.</text:p>
      <text:p text:style-name="P17"><text:soft-page-break/><text:span text:style-name="Absatz-Standardschriftart"><text:span text:style-name="T2"><draw:frame draw:style-name="fr6" draw:name="Grafik 22" text:anchor-type="as-char" svg:y="0cm" svg:width="12.067cm" style:rel-width="scale" svg:height="3.836cm" style:rel-height="scale" draw:z-index="33"><draw:image/><svg:desc>step7_select-sos.png</svg:desc></draw:frame></text:span></text:span></text:p>
      <text:p>Figure 13: Setting the URL of a Sensor Observation Service</text:p>
      <text:p text:style-name="P4">Finally, the publication process is started and the user is informed about the progress.</text:p>
      <text:p text:style-name="P12"/>
      <text:p text:style-name="P7"><text:span text:style-name="Absatz-Standardschriftart"><text:span text:style-name="T2"><draw:frame draw:style-name="fr6" draw:name="Grafik 23" text:anchor-type="as-char" svg:y="0cm" svg:width="9.474cm" style:rel-width="scale" svg:height="8.892cm" style:rel-height="scale" draw:z-index="30"><draw:image/><svg:desc>step8_inserting-observations.png</svg:desc></draw:frame></text:span></text:span></text:p>
      <text:p>Figure 14: Registering sensors and inserting observations</text:p>
      <text:p text:style-name="P7"><text:span text:style-name="Absatz-Standardschriftart"><text:span text:style-name="T2"><draw:frame draw:style-name="fr6" draw:name="Grafik 24" text:anchor-type="as-char" svg:y="0cm" svg:width="9.474cm" style:rel-width="scale" svg:height="8.892cm" style:rel-height="scale" draw:z-index="31"><draw:image/><svg:desc>step8_inserting-finished.png</svg:desc></draw:frame></text:span></text:span></text:p>
      <text:p>Figure 15: Import finished</text:p>
      <text:p text:style-name="P11"/>
      <text:h text:style-name="P23" text:outline-level="1"><text:bookmark-start text:name="_Toc303683826"/><text:bookmark-start text:name="_Toc303677307"/>Troubleshooting<text:bookmark-end text:name="_Toc303683826"/><text:bookmark-end text:name="_Toc303677307"/></text:h>
      <text:p text:style-name="P18">In the case of having problems, different steps are possible:</text:p>
      <text:list xml:id="list31261063" text:style-name="L3">
        <text:list-item>
          <text:p text:style-name="P25"><text:span text:style-name="Absatz-Standardschriftart"><text:span text:style-name="T1">Check the “SOS importer” section of the issue tracking system of 52°North:</text:span></text:span><text:span text:style-name="Absatz-Standardschriftart"><text:span text:style-name="T1"><text:line-break/></text:span></text:span><text:a xlink:type="simple" xlink:href="https://bugzilla.52north.org/buglist.cgi?product=52N%20Sensor%20Web&amp;component=SOS%20CSV%20Importer" office:target-frame-name="_top" xlink:show="replace"><text:span text:style-name="Hyperlink"><text:span text:style-name="T1">https://bugzilla.52north.org/buglist.cgi?product=52N%20Sensor%20Web&amp; <text:s/>comp</text:span></text:span></text:a><text:a xlink:type="simple" xlink:href="https://bugzilla.52north.org/buglist.cgi?product=52N%20Sensor%20Web&amp;component=SOS%20CSV%20Importer" office:target-frame-name="_top" xlink:show="replace"><text:span text:style-name="Hyperlink"><text:span text:style-name="T1">o</text:span></text:span></text:a><text:a xlink:type="simple" xlink:href="https://bugzilla.52north.org/buglist.cgi?product=52N%20Sensor%20Web&amp;component=SOS%20CSV%20Importer" office:target-frame-name="_top" xlink:show="replace"><text:span text:style-name="Hyperlink"><text:span text:style-name="T1">nent=SOS%20CSV%20Importer</text:span></text:span></text:a></text:p>
        </text:list-item>
        <text:list-item>
          <text:p text:style-name="P26">Get in touch with the Sensor Web Community of 52°North:</text:p>
          <text:list>
            <text:list-item>
              <text:p text:style-name="P25"><text:span text:style-name="Absatz-Standardschriftart"><text:span text:style-name="T1">Homepage:</text:span></text:span><text:span text:style-name="Absatz-Standardschriftart"><text:span text:style-name="T1"><text:tab/></text:span></text:span><text:a xlink:type="simple" xlink:href="http://52north.org/sensorweb" office:target-frame-name="_top" xlink:show="replace"><text:span text:style-name="Hyperlink"><text:span text:style-name="T1">http://52north.org/sensorweb</text:span></text:span></text:a></text:p>
            </text:list-item>
            <text:list-item>
              <text:p text:style-name="P25"><text:span text:style-name="Absatz-Standardschriftart"><text:span text:style-name="T1">Forum:</text:span></text:span><text:span text:style-name="Absatz-Standardschriftart"><text:span text:style-name="T1"><text:tab/></text:span></text:span><text:span text:style-name="Absatz-Standardschriftart"><text:span text:style-name="T1"><text:tab/></text:span></text:span><text:a xlink:type="simple" xlink:href="http://sensorweb.forum.52north.org/" office:target-frame-name="_top" xlink:show="replace"><text:span text:style-name="Hyperlink"><text:span text:style-name="T1">http://sensorweb.forum.52north.org/</text:span></text:span></text:a></text:p>
            </text:list-item>
            <text:list-item>
              <text:p text:style-name="P25"><text:span text:style-name="Absatz-Standardschriftart"><text:span text:style-name="T1">Mailinglist:</text:span></text:span><text:span text:style-name="Absatz-Standardschriftart"><text:span text:style-name="T1"><text:tab/></text:span></text:span><text:a xlink:type="simple" xlink:href="http://list.52north.org/mailman/listinfo/swe" office:target-frame-name="_top" xlink:show="replace"><text:span text:style-name="Hyperlink"><text:span text:style-name="T1">http://list.52north.org/mailman/listinfo/swe</text:span></text:span></text:a></text:p>
            </text:list-item>
          </text:list>
        </text:list-item>
        <text:list-item>
          <text:p text:style-name="P25"><text:span text:style-name="Absatz-Standardschriftart"><text:span text:style-name="T1">Open your IDE and solve the issue by yourself and contribute to the 52°North Se</text:span></text:span><text:span text:style-name="Absatz-Standardschriftart"><text:span text:style-name="T1">n</text:span></text:span><text:span text:style-name="Absatz-Standardschriftart"><text:span text:style-name="T1">sorweb Community:</text:span></text:span></text:p>
          <text:list>
            <text:list-item>
              <text:p text:style-name="P25"><text:span text:style-name="Absatz-Standardschriftart"><text:span text:style-name="T1">ViewVC:</text:span></text:span><text:span text:style-name="Absatz-Standardschriftart"><text:span text:style-name="T1"><text:tab/></text:span></text:span><text:a xlink:type="simple" xlink:href="https://svn.52north.org/cgi-bin/viewvc.cgi/incubation/SOS-importer/trunk/?root=sensorweb" office:target-frame-name="_top" xlink:show="replace"><text:span text:style-name="Hyperlink"><text:span text:style-name="T1">https://svn.52north.org/cgi-bin/viewvc.cgi/incubation/SOS-importer/trunk/?root=sensorweb</text:span></text:span></text:a></text:p>
            </text:list-item>
            <text:list-item>
              <text:p text:style-name="P25"><text:span text:style-name="Absatz-Standardschriftart"><text:span text:style-name="T1">SVN:</text:span></text:span><text:span text:style-name="Absatz-Standardschriftart"><text:span text:style-name="T1"><text:tab/></text:span></text:span><text:span text:style-name="Absatz-Standardschriftart"><text:span text:style-name="T1"><text:tab/></text:span></text:span><text:a xlink:type="simple" xlink:href="https://svn.52north.org/svn/swe/incubation/SOS-importer/trunk/" office:target-frame-name="_top" xlink:show="replace"><text:span text:style-name="Hyperlink"><text:span text:style-name="T1">https://svn.52north.org/svn/swe/incubation/SOS-importer/trunk/</text:span></text:span></text:a></text:p>
            </text:list-item>
            <text:list-item>
              <text:p text:style-name="P25"><text:span text:style-name="Absatz-Standardschriftart"><text:span text:style-name="T1">Get Involved:</text:span></text:span><text:span text:style-name="Absatz-Standardschriftart"><text:span text:style-name="T1"><text:tab/></text:span></text:span><text:a xlink:type="simple" xlink:href="http://52north.org/about/get-involved/" office:target-frame-name="_top" xlink:show="replace"><text:span text:style-name="Hyperlink"><text:span text:style-name="T1">http://52north.org/about/get-involved/</text:span></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Wingdings" svg:font-family="Wingding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fo:text-shadow="none" style:text-underline-style="none" fo:font-weight="normal" style:letter-kerning="false" style:font-size-asian="10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fo:text-shadow="none"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20%" fo:hyphenation-ladder-count="no-limit"/>
      <style:text-properties style:font-name="Trebuchet MS" fo:font-size="11pt" fo:language="de" fo:country="DE" style:font-size-asian="11pt" style:language-asian="de" style:country-asian="DE" style:font-size-complex="12pt" fo:hyphenate="true"/>
    </style:style>
    <style:style style:name="Heading" style:family="paragraph" style:parent-style-name="Standard" style:next-style-name="Text_20_body" style:class="text">
      <style:paragraph-properties fo:margin-top="0.423cm" fo:margin-bottom="0.212cm" fo:text-align="center" style:justify-single-word="false" fo:hyphenation-ladder-count="no-limit" fo:keep-with-next="always"/>
      <style:text-properties style:font-name="Thorndale" fo:font-size="14pt" fo:font-weight="bold" style:font-name-asian="Andale Sans UI" style:font-size-asian="14pt" style:font-weight-asian="bold" style:font-name-complex="Tahoma" style:font-size-complex="14pt" fo:hyphenate="true"/>
    </style:style>
    <style:style style:name="Text_20_body" style:display-name="Text body" style:family="paragraph" style:parent-style-name="Standard" style:class="text">
      <style:paragraph-properties fo:margin-top="0cm" fo:margin-bottom="0.212cm" fo:hyphenation-ladder-count="no-limit"/>
      <style:text-properties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rebuchet MS" style:font-weight-complex="bold" fo:hyphenate="tru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style:font-style-asian="italic" style:font-style-complex="italic" style:font-weight-complex="bold" fo:hyphenate="true"/>
    </style:style>
    <style:style style:name="Heading_20_3" style:display-name="Heading 3" style:family="paragraph" style:parent-style-name="Standard" style:next-style-name="Standard" style:default-outline-level="3" style:class="text">
      <style:paragraph-properties fo:margin-top="0.635cm" fo:margin-bottom="0cm" fo:hyphenation-ladder-count="no-limit" fo:keep-with-next="always"/>
      <style:text-properties fo:font-size="13pt" fo:font-weight="bold" style:font-size-asian="13pt" style:font-weight-asian="bold" style:font-name-complex="Arial" style:font-size-complex="13pt" style:font-weight-complex="bold" fo:hyphenate="true"/>
    </style:style>
    <style:style style:name="Heading_20_4" style:display-name="Heading 4" style:family="paragraph" style:parent-style-name="Standard" style:next-style-name="Standard" style:default-outline-level="4" style:class="text">
      <style:paragraph-properties fo:margin-top="0.494cm" fo:margin-bottom="0cm" fo:hyphenation-ladder-count="no-limit" fo:keep-with-next="always">
        <style:tab-stops>
          <style:tab-stop style:position="0cm"/>
          <style:tab-stop style:position="0.226cm"/>
        </style:tab-stops>
      </style:paragraph-properties>
      <style:text-properties fo:font-weight="bold" style:font-weight-asian="bold" style:font-size-complex="14pt" style:font-weight-complex="bold" fo:hyphenate="true"/>
    </style:style>
    <style:style style:name="Heading_20_5" style:display-name="Heading 5" style:family="paragraph" style:parent-style-name="Standard" style:next-style-name="Standard" style:default-outline-level="5" style:class="text">
      <style:paragraph-properties fo:margin-top="0cm" fo:margin-bottom="0.106cm" fo:hyphenation-ladder-count="no-limit"/>
      <style:text-properties fo:font-style="italic" fo:font-weight="bold" style:font-style-asian="italic" style:font-weight-asian="bold" style:font-size-complex="13pt" style:font-style-complex="italic" style:font-weight-complex="bold" fo:hyphenate="true"/>
    </style:style>
    <style:style style:name="Heading_20_6" style:display-name="Heading 6" style:family="paragraph" style:parent-style-name="Standard" style:next-style-name="Standard" style:default-outline-level="6" style:class="text">
      <style:paragraph-properties fo:margin-top="0.106cm" fo:margin-bottom="0.106cm" fo:hyphenation-ladder-count="no-limit" fo:keep-with-next="always"/>
      <style:text-properties fo:font-size="8pt" fo:font-weight="bold" style:font-size-asian="8pt" style:font-weight-asian="bold" style:font-name-complex="Arial" style:font-size-complex="8pt" fo:hyphenate="true"/>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fo:font-size="12pt" style:font-size-asian="12pt" fo:hyphenate="true"/>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fo:font-size="12pt" fo:font-style="italic" style:font-size-asian="12pt" style:font-style-asian="italic" style:font-style-complex="italic" fo:hyphenate="true"/>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style:font-name-complex="Arial" style:font-size-complex="11pt" fo:hyphenate="true"/>
    </style:style>
    <style:style style:name="Fragen" style:family="paragraph" style:parent-style-name="Standard" style:auto-update="true" style:list-style-name="LFO1">
      <style:paragraph-properties fo:hyphenation-ladder-count="no-limit"/>
      <style:text-properties fo:color="#76923c" fo:font-style="italic" style:font-style-asian="italic" fo:hyphenate="true"/>
    </style:style>
    <style:style style:name="Caption" style:family="paragraph" style:parent-style-name="Standard" style:next-style-name="Standard" style:class="extra">
      <style:paragraph-properties fo:margin-top="0.212cm" fo:margin-bottom="0.635cm" fo:hyphenation-ladder-count="no-limit"/>
      <style:text-properties fo:font-size="10pt" fo:font-weight="bold" style:font-size-asian="10pt" style:font-weight-asian="bold" style:font-size-complex="10pt" style:font-weight-complex="bold" fo:hyphenate="true"/>
    </style:style>
    <style:style style:name="Kein_20_Leerraum" style:display-name="Kein Leerraum" style:family="paragraph">
      <style:paragraph-properties fo:hyphenation-ladder-count="no-limit"/>
      <style:text-properties style:font-name="Trebuchet MS" fo:font-size="11pt" fo:language="de" fo:country="DE" style:font-size-asian="11pt" style:language-asian="de" style:country-asian="DE" style:font-size-complex="12pt" fo:hyphenate="true"/>
    </style:style>
    <style:style style:name="Sprechblasentext"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itle" style:family="paragraph" style:parent-style-name="Standard" style:next-style-name="Standard" style:default-outline-level="1" style:list-style-name="" style:class="chapter">
      <style:paragraph-properties fo:margin-top="0.423cm" fo:margin-bottom="0.106cm" fo:text-align="center" style:justify-single-word="false" fo:hyphenation-ladder-count="no-limit"/>
      <style:text-properties fo:font-size="22pt" fo:font-weight="bold" style:letter-kerning="true" style:font-name-asian="Andale Sans UI" style:font-size-asian="22pt" style:font-weight-asian="bold" style:font-name-complex="Tahoma" style:font-size-complex="16pt" style:font-weight-complex="bold" fo:hyphenate="true"/>
    </style:style>
    <style:style style:name="Subtitle" style:family="paragraph" style:parent-style-name="Standard" style:next-style-name="Standard" style:default-outline-level="2" style:list-style-name="" style:class="chapter">
      <style:paragraph-properties fo:margin-top="0cm" fo:margin-bottom="0.106cm" fo:text-align="center" style:justify-single-word="false" fo:hyphenation-ladder-count="no-limit"/>
      <style:text-properties fo:font-size="12pt" style:font-name-asian="Andale Sans UI" style:font-size-asian="12pt" style:font-name-complex="Tahoma" fo:hyphenate="true"/>
    </style:style>
    <style:style style:name="Titel2" style:family="paragraph" style:parent-style-name="Standard">
      <style:paragraph-properties fo:text-align="center" style:justify-single-word="false" fo:hyphenation-ladder-count="no-limit"/>
      <style:text-properties fo:color="#000000" style:font-name="Thorndale" fo:font-size="26pt" fo:font-style="italic" fo:font-weight="bold" style:font-size-asian="26pt" style:font-style-asian="italic" style:font-weight-asian="bold" style:font-size-complex="22pt" style:font-style-complex="italic" style:font-weight-complex="bold"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ize="14pt" fo:font-style="italic" fo:font-weight="bold" style:font-size-asian="14pt" style:font-style-asian="italic" style:font-weight-asian="bold" style:font-style-complex="italic" style:font-weight-complex="bold" fo:hyphenate="true"/>
    </style:style>
    <style:style style:name="Tabellen_20_Inhalt_20_Überschrift" style:display-name="Tabellen Inhalt Überschrift" style:family="paragraph" style:parent-style-name="Table_20_Heading">
      <style:paragraph-properties fo:hyphenation-ladder-count="no-limit"/>
      <style:text-properties fo:font-size="12pt" style:font-size-asian="12pt" fo:hyphenate="tru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Illustration" style:family="paragraph" style:parent-style-name="Caption"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Trebuchet MS" fo:font-size="16pt" style:font-size-asian="16pt" style:font-size-complex="16pt" style:font-weight-complex="bold" fo:hyphenate="true"/>
    </style:style>
    <style:style style:name="Index" style:family="paragraph" style:parent-style-name="Standard" style:class="index">
      <style:paragraph-properties fo:hyphenation-ladder-count="no-limit" text:number-lines="false" text:line-number="0"/>
      <style:text-properties fo:hyphenate="tru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tru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style:font-name="Trebuchet MS" fo:font-size="16pt" style:font-size-asian="16pt" style:font-size-complex="16pt" style:font-weight-complex="bold" fo:hyphenate="tru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true"/>
    </style:style>
    <style:style style:name="Listenabsatz" style:family="paragraph" style:parent-style-name="Standard">
      <style:paragraph-properties fo:margin="100%" fo:margin-left="1.27cm" fo:margin-right="0cm" fo:line-height="115%" fo:hyphenation-ladder-count="no-limit" fo:text-indent="0cm" style:auto-text-indent="false">
        <style:tab-stops/>
      </style:paragraph-properties>
      <style:text-properties style:font-name-asian="Calibri" style:language-asian="en" style:country-asian="US" style:font-size-complex="11pt" fo:hyphenate="true"/>
    </style:style>
    <style:style style:name="Verzeichnis_20_1" style:display-name="Verzeichnis 1" style:family="paragraph" style:parent-style-name="Standard" style:next-style-name="Standard" style:auto-update="true">
      <style:paragraph-properties fo:margin-top="0cm" fo:margin-bottom="0.176cm" fo:hyphenation-ladder-count="no-limit"/>
      <style:text-properties fo:hyphenate="true"/>
    </style:style>
    <style:style style:name="Inhaltsverzeichnisüberschrift" style:family="paragraph" style:parent-style-name="Heading_20_1" style:next-style-name="Standard" style:default-outline-level="" style:list-style-name="">
      <style:paragraph-properties fo:margin-top="0cm" fo:margin-bottom="0cm" fo:line-height="115%" fo:keep-together="always" fo:hyphenation-ladder-count="no-limit"/>
      <style:text-properties fo:color="#365f91" style:font-name="Cambria" fo:font-size="14pt" style:font-size-asian="14pt" style:language-asian="en" style:country-asian="US" style:font-name-complex="Times New Roman" style:font-size-complex="14pt" fo:hyphenate="true"/>
    </style:style>
    <style:style style:name="Fußnotentext" style:family="paragraph" style:parent-style-name="Standard">
      <style:paragraph-properties fo:margin-top="0cm" fo:margin-bottom="0cm" fo:line-height="100%" fo:hyphenation-ladder-count="no-limit"/>
      <style:text-properties fo:font-size="10pt" style:font-size-asian="10pt" style:font-size-complex="10pt" fo:hyphenate="true"/>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Fragen_20_Zchn" style:display-name="Fragen Zchn" style:family="text" style:parent-style-name="Absatz-Standardschriftart">
      <style:text-properties fo:color="#76923c" style:font-name="Trebuchet MS" fo:font-style="italic" style:font-name-asian="Times New Roman" style:language-asian="de" style:country-asian="DE" style:font-style-asian="italic" style:font-name-complex="Times New Roman" style:font-size-complex="12pt"/>
    </style:style>
    <style:style style:name="Kein_20_Leerraum_20_Zchn" style:display-name="Kein Leerraum Zchn" style:family="text">
      <style:text-properties style:font-name="Arial" fo:language="de" fo:country="DE" style:font-name-asian="Times New Roman" style:font-name-complex="Times New Roman"/>
    </style:style>
    <style:style style:name="Sprechblasentext_20_Zchn" style:display-name="Sprechblasentext Zchn" style:family="text" style:parent-style-name="Absatz-Standardschriftart">
      <style:text-properties style:font-name="Tahoma" fo:font-size="8pt" style:font-name-asian="Times New Roman" style:font-size-asian="8pt" style:font-name-complex="Tahoma" style:font-size-complex="8pt"/>
    </style:style>
    <style:style style:name="Überschrift_20_1_20_Zchn" style:display-name="Überschrift 1 Zchn" style:family="text" style:parent-style-name="Absatz-Standardschriftart">
      <style:text-properties style:font-name="Trebuchet MS" fo:font-size="20pt" fo:language="de" fo:country="DE" fo:font-weight="bold" style:font-name-asian="Times New Roman" style:font-size-asian="20pt" style:language-asian="de" style:country-asian="DE" style:font-weight-asian="bold" style:font-name-complex="Arial" style:font-size-complex="20pt" style:font-weight-complex="bold"/>
    </style:style>
    <style:style style:name="Überschrift_20_2_20_Zchn" style:display-name="Überschrift 2 Zchn" style:family="text" style:parent-style-name="Absatz-Standardschriftart">
      <style:text-properties style:font-name="Trebuchet MS" fo:font-size="14pt" fo:language="de" fo:country="DE" fo:font-weight="bold" style:font-size-asian="14pt" style:language-asian="de" style:country-asian="DE" style:font-weight-asian="bold" style:font-name-complex="Arial" style:font-size-complex="14pt" style:font-style-complex="italic" style:font-weight-complex="bold"/>
    </style:style>
    <style:style style:name="Überschrift_20_3_20_Zchn" style:display-name="Überschrift 3 Zchn" style:family="text" style:parent-style-name="Absatz-Standardschriftart">
      <style:text-properties style:font-name="Trebuchet MS" fo:font-size="13pt" fo:language="de" fo:country="DE" fo:font-weight="bold" style:font-size-asian="13pt" style:language-asian="de" style:country-asian="DE" style:font-weight-asian="bold" style:font-name-complex="Arial" style:font-size-complex="13pt" style:font-weight-complex="bold"/>
    </style:style>
    <style:style style:name="Überschrift_20_4_20_Zchn" style:display-name="Überschrift 4 Zchn" style:family="text" style:parent-style-name="Absatz-Standardschriftart">
      <style:text-properties style:font-name="Trebuchet MS" fo:font-size="11pt" fo:language="de" fo:country="DE" fo:font-weight="bold" style:font-size-asian="11pt" style:language-asian="de" style:country-asian="DE" style:font-weight-asian="bold" style:font-size-complex="14pt" style:font-weight-complex="bold"/>
    </style:style>
    <style:style style:name="Überschrift_20_5_20_Zchn" style:display-name="Überschrift 5 Zchn" style:family="text" style:parent-style-name="Absatz-Standardschriftart">
      <style:text-properties style:font-name="Trebuchet MS" fo:font-size="11pt" fo:language="de" fo:country="DE" fo:font-style="italic" fo:font-weight="bold" style:font-size-asian="11pt" style:language-asian="de" style:country-asian="DE" style:font-style-asian="italic" style:font-weight-asian="bold" style:font-size-complex="13pt" style:font-style-complex="italic" style:font-weight-complex="bold"/>
    </style:style>
    <style:style style:name="Überschrift_20_6_20_Zchn" style:display-name="Überschrift 6 Zchn" style:family="text" style:parent-style-name="Absatz-Standardschriftart">
      <style:text-properties style:font-name="Trebuchet MS" fo:font-size="8pt" fo:language="de" fo:country="DE" fo:font-weight="bold" style:font-size-asian="8pt" style:language-asian="de" style:country-asian="DE" style:font-weight-asian="bold" style:font-name-complex="Arial" style:font-size-complex="8pt"/>
    </style:style>
    <style:style style:name="Überschrift_20_7_20_Zchn" style:display-name="Überschrift 7 Zchn" style:family="text" style:parent-style-name="Absatz-Standardschriftart">
      <style:text-properties style:font-name="Trebuchet MS" fo:font-size="12pt" fo:language="de" fo:country="DE" style:font-size-asian="12pt" style:language-asian="de" style:country-asian="DE" style:font-size-complex="12pt"/>
    </style:style>
    <style:style style:name="Überschrift_20_8_20_Zchn" style:display-name="Überschrift 8 Zchn" style:family="text" style:parent-style-name="Absatz-Standardschriftart">
      <style:text-properties style:font-name="Trebuchet MS" fo:font-size="12pt" fo:language="de" fo:country="DE" fo:font-style="italic" style:font-size-asian="12pt" style:language-asian="de" style:country-asian="DE" style:font-style-asian="italic" style:font-size-complex="12pt" style:font-style-complex="italic"/>
    </style:style>
    <style:style style:name="Überschrift_20_9_20_Zchn" style:display-name="Überschrift 9 Zchn" style:family="text" style:parent-style-name="Absatz-Standardschriftart">
      <style:text-properties style:font-name="Trebuchet MS" fo:font-size="11pt" fo:language="de" fo:country="DE" style:font-size-asian="11pt" style:language-asian="de" style:country-asian="DE" style:font-name-complex="Arial" style:font-size-complex="11pt"/>
    </style:style>
    <style:style style:name="Titel_20_Zchn" style:display-name="Titel Zchn" style:family="text" style:parent-style-name="Absatz-Standardschriftart">
      <style:text-properties style:font-name="Trebuchet MS" fo:font-size="22pt" fo:language="de" fo:country="DE" fo:font-weight="bold" style:letter-kerning="true" style:font-name-asian="Andale Sans UI" style:font-size-asian="22pt" style:language-asian="de" style:country-asian="DE" style:font-weight-asian="bold" style:font-name-complex="Tahoma" style:font-size-complex="16pt" style:font-weight-complex="bold"/>
    </style:style>
    <style:style style:name="Untertitel_20_Zchn" style:display-name="Untertitel Zchn" style:family="text" style:parent-style-name="Absatz-Standardschriftart">
      <style:text-properties style:font-name="Trebuchet MS" fo:font-size="12pt" fo:language="de" fo:country="DE" style:font-name-asian="Andale Sans UI" style:font-size-asian="12pt" style:language-asian="de" style:country-asian="DE" style:font-name-complex="Tahoma" style:font-size-complex="12pt"/>
    </style:style>
    <style:style style:name="Schwache_20_Hervorhebung" style:display-name="Schwache Hervorhebung" style:family="text" style:parent-style-name="Absatz-Standardschriftart">
      <style:text-properties fo:color="#808080" style:font-name="Trebuchet MS" fo:font-style="italic" style:font-style-asian="italic" style:font-style-complex="italic"/>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Tabellen_20_Überschrift" style:display-name="Tabellen Überschrift" style:family="text">
      <style:text-properties style:font-name="Thorndale" fo:font-size="12pt" fo:font-style="italic" fo:font-weight="bold" fo:background-color="transparent" style:font-name-asian="Verdana" style:font-size-asian="12pt" style:font-style-asian="italic" style:font-weight-asian="bold" style:font-name-complex="Verdana" style:font-size-complex="7.5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Kopfzeile_20_Zchn" style:display-name="Kopfzeile Zchn" style:family="text" style:parent-style-name="Absatz-Standardschriftart">
      <style:text-properties style:font-name="Trebuchet MS" fo:font-size="10pt" style:font-name-asian="Times New Roman" style:font-size-asian="10pt" style:font-size-complex="10pt"/>
    </style:style>
    <style:style style:name="Fußzeile_20_Zchn" style:display-name="Fußzeile Zchn" style:family="text" style:parent-style-name="Absatz-Standardschriftart">
      <style:text-properties style:font-name="Trebuchet MS" fo:font-size="10pt" style:font-name-asian="Times New Roman" style:font-size-asian="10pt" style:font-size-complex="10pt"/>
    </style:style>
    <style:style style:name="Fußnotentext_20_Zchn" style:display-name="Fußnotentext Zchn" style:family="text" style:parent-style-name="Absatz-Standardschriftart">
      <style:text-properties style:font-name="Trebuchet MS" fo:language="de" fo:country="DE" style:language-asian="de" style:country-asian="DE"/>
    </style:style>
    <style:style style:name="Footnote_20_Symbol" style:display-name="Footnote Symbol" style:family="text" style:parent-style-name="Absatz-Standardschriftart">
      <style:text-properties style:text-position="super 65%"/>
    </style:style>
    <style:style style:name="WW_5f_CharOUTLINELVL1" style:display-name="WW_CharOUTLINE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6LVL1" style:display-name="WW_CharLFO6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7LVL1" style:display-name="WW_CharLFO7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8LVL1" style:display-name="WW_CharLFO8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9LVL1" style:display-name="WW_CharLFO9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10LVL1" style:display-name="WW_CharLFO10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11LVL1" style:display-name="WW_CharLFO11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12LVL1" style:display-name="WW_CharLFO12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13LVL1" style:display-name="WW_CharLFO13LVL1" style:family="text">
      <style:text-properties fo:font-variant="normal" fo:text-transform="none" style:text-outline="false" style:text-line-through-style="none" style:text-position="0% 100%" fo:font-size="20pt" fo:letter-spacing="normal" fo:font-style="normal" fo:text-shadow="none" style:text-underline-style="none" style:letter-kerning="false" style:font-size-asian="20pt" style:font-style-asian="normal" style:font-size-complex="20pt" style:text-emphasize="none" style:font-relief="none" text:display="true"/>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cm" style:type="right"/>
        </style:tab-stops>
      </style:paragraph-properties>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number:date-style style:name="N5108" number:language="de" number:country="DE">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header>
        <text:p text:style-name="Header">Sensor Web Community<text:tab/> <text:s text:c="64"/>SOS Importer User Guide</text:p>
      </style:header>
      <style:footer>
        <text:p text:style-name="MP1"><draw:frame draw:style-name="Mfr1" draw:name="Grafik2" text:anchor-type="paragraph" svg:x="-0.088cm" svg:y="0.224cm" svg:width="2.193cm" style:rel-width="scale" svg:height="0.801cm" style:rel-height="scale" draw:z-index="14"><draw:image xlink:href="Pictures/10000201000000B7000000431166BEAC.png" xlink:type="simple" xlink:show="embed" xlink:actuate="onLoad"/></draw:frame><text:tab/><text:modification-date style:data-style-name="N5108">2012-03-21</text:modification-date><text:tab/><text:page-number text:select-page="current">18</text:page-number>/<text:page-count>18</text:page-count></text:p>
        <text:p text:style-name="MP1"><text:tab/><text:tab/>52north.org/sensorweb</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Eike Hinderk Jürrens</meta:initial-creator>
    <dc:creator>Eike Hinderk Jürrens</dc:creator>
    <meta:creation-date>2011-09-16T07:44:00Z</meta:creation-date>
    <dc:date>2012-03-21T11:21:23.22</dc:date>
    <meta:print-date>2011-09-13T11:27:00Z</meta:print-date>
    <meta:editing-cycles>3</meta:editing-cycles>
    <meta:editing-duration>P0D</meta:editing-duration>
    <meta:document-statistic meta:table-count="3" meta:image-count="17" meta:object-count="0" meta:page-count="18" meta:paragraph-count="115" meta:word-count="1262" meta:character-count="8252" meta:non-whitespace-character-count="7013"/>
    <meta:template xlink:type="simple" xlink:actuate="onRequest" xlink:title="" xlink:href="Normal.dotm"/>
  </office:meta>
</office:document-meta>
</file>